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automatic-styles>
    <style:style style:name="P1" style:family="paragraph" style:parent-style-name="Standard">
      <style:text-properties officeooo:paragraph-rsid="002543db"/>
    </style:style>
    <style:style style:name="P2" style:family="paragraph" style:parent-style-name="Standard">
      <style:text-properties style:font-name="Monospace" officeooo:rsid="0017af4a" officeooo:paragraph-rsid="0017af4a"/>
    </style:style>
    <style:style style:name="P3" style:family="paragraph" style:parent-style-name="Standard">
      <style:text-properties style:font-name="Monospace" officeooo:paragraph-rsid="0017af4a"/>
    </style:style>
    <style:style style:name="P4" style:family="paragraph" style:parent-style-name="Standard">
      <style:text-properties style:font-name="Monospace" officeooo:rsid="00251237" officeooo:paragraph-rsid="00251237"/>
    </style:style>
    <style:style style:name="P5" style:family="paragraph" style:parent-style-name="Standard">
      <style:text-properties style:font-name="Monospace" fo:font-weight="bold" officeooo:rsid="001b4759" officeooo:paragraph-rsid="001b4759" style:font-weight-asian="bold" style:font-weight-complex="bold"/>
    </style:style>
    <style:style style:name="P6" style:family="paragraph" style:parent-style-name="Standard">
      <style:text-properties style:font-name="Monospace" officeooo:rsid="001947ea" officeooo:paragraph-rsid="001947ea"/>
    </style:style>
    <style:style style:name="P7" style:family="paragraph" style:parent-style-name="Standard">
      <style:text-properties style:font-name="Monospace" officeooo:rsid="001a4d40" officeooo:paragraph-rsid="001a4d40"/>
    </style:style>
    <style:style style:name="P8" style:family="paragraph" style:parent-style-name="Standard">
      <style:text-properties style:font-name="Monospace" officeooo:paragraph-rsid="001a4d40"/>
    </style:style>
    <style:style style:name="P9" style:family="paragraph" style:parent-style-name="Standard">
      <style:text-properties style:font-name="Monospace" officeooo:rsid="001b4759" officeooo:paragraph-rsid="001b4759"/>
    </style:style>
    <style:style style:name="P10" style:family="paragraph" style:parent-style-name="Standard">
      <style:text-properties style:font-name="Monospace" fo:font-style="italic" officeooo:rsid="001b4759" officeooo:paragraph-rsid="001b4759" style:font-style-asian="italic" style:font-style-complex="italic"/>
    </style:style>
    <style:style style:name="P11" style:family="paragraph" style:parent-style-name="Standard">
      <style:text-properties style:font-name="Monospace" officeooo:rsid="001e90b4" officeooo:paragraph-rsid="001e90b4"/>
    </style:style>
    <style:style style:name="P12" style:family="paragraph" style:parent-style-name="Standard">
      <style:text-properties style:font-name="Monospace" officeooo:rsid="001fb8c6" officeooo:paragraph-rsid="001fb8c6"/>
    </style:style>
    <style:style style:name="P13" style:family="paragraph" style:parent-style-name="Standard">
      <style:text-properties style:font-name="Monospace" fo:font-style="normal" officeooo:rsid="001fb8c6" officeooo:paragraph-rsid="001fb8c6" style:font-style-asian="normal" style:font-style-complex="normal"/>
    </style:style>
    <style:style style:name="P14" style:family="paragraph" style:parent-style-name="Standard">
      <style:text-properties style:font-name="Monospace" fo:font-style="normal" fo:font-weight="bold" officeooo:rsid="002543db" officeooo:paragraph-rsid="002543db" style:font-style-asian="normal" style:font-weight-asian="bold" style:font-style-complex="normal" style:font-weight-complex="bold"/>
    </style:style>
    <style:style style:name="P15" style:family="paragraph" style:parent-style-name="Standard">
      <style:text-properties style:font-name="Monospace" fo:font-style="normal" fo:font-weight="normal" officeooo:rsid="002543db" officeooo:paragraph-rsid="002543db" style:font-style-asian="normal" style:font-weight-asian="normal" style:font-style-complex="normal" style:font-weight-complex="normal"/>
    </style:style>
    <style:style style:name="P16" style:family="paragraph" style:parent-style-name="Standard">
      <style:text-properties style:font-name="Monospace" officeooo:paragraph-rsid="0020ac97"/>
    </style:style>
    <style:style style:name="P17" style:family="paragraph" style:parent-style-name="Standard">
      <style:text-properties style:font-name="Monospace" officeooo:paragraph-rsid="002543db"/>
    </style:style>
    <style:style style:name="P18" style:family="paragraph" style:parent-style-name="Standard">
      <style:text-properties officeooo:paragraph-rsid="00275529"/>
    </style:style>
    <style:style style:name="T1" style:family="text">
      <style:text-properties officeooo:rsid="0017af4a"/>
    </style:style>
    <style:style style:name="T2" style:family="text">
      <style:text-properties officeooo:rsid="001947ea"/>
    </style:style>
    <style:style style:name="T3" style:family="text">
      <style:text-properties officeooo:rsid="001a4d40"/>
    </style:style>
    <style:style style:name="T4" style:family="text">
      <style:text-properties officeooo:rsid="001c0381"/>
    </style:style>
    <style:style style:name="T5" style:family="text">
      <style:text-properties fo:font-style="italic" style:font-style-asian="italic" style:font-style-complex="italic"/>
    </style:style>
    <style:style style:name="T6" style:family="text">
      <style:text-properties fo:font-style="italic" officeooo:rsid="001fb8c6" style:font-style-asian="italic" style:font-style-complex="italic"/>
    </style:style>
    <style:style style:name="T7" style:family="text">
      <style:text-properties fo:font-style="italic" fo:font-weight="bold" officeooo:rsid="001e8f7f" style:font-style-asian="italic" style:font-weight-asian="bold" style:font-style-complex="italic" style:font-weight-complex="bold"/>
    </style:style>
    <style:style style:name="T8" style:family="text">
      <style:text-properties fo:font-style="italic" fo:font-weight="bold" officeooo:rsid="0020ac97" style:font-style-asian="italic" style:font-weight-asian="bold" style:font-style-complex="italic" style:font-weight-complex="bold"/>
    </style:style>
    <style:style style:name="T9" style:family="text">
      <style:text-properties fo:font-style="italic" fo:font-weight="bold" officeooo:rsid="001fb8c6" style:font-style-asian="italic" style:font-weight-asian="bold" style:font-style-complex="italic" style:font-weight-complex="bold"/>
    </style:style>
    <style:style style:name="T10" style:family="text">
      <style:text-properties officeooo:rsid="001e90b4"/>
    </style:style>
    <style:style style:name="T11" style:family="text">
      <style:text-properties officeooo:rsid="001fb8c6"/>
    </style:style>
    <style:style style:name="T12" style:family="text">
      <style:text-properties fo:font-style="normal" officeooo:rsid="001fb8c6" style:font-style-asian="normal" style:font-style-complex="normal"/>
    </style:style>
    <style:style style:name="T13" style:family="text">
      <style:text-properties fo:font-style="normal" officeooo:rsid="0020ac97" style:font-style-asian="normal" style:font-style-complex="normal"/>
    </style:style>
    <style:style style:name="T14" style:family="text">
      <style:text-properties fo:font-style="normal" fo:font-weight="normal" officeooo:rsid="001fb8c6" style:font-style-asian="normal" style:font-weight-asian="normal" style:font-style-complex="normal" style:font-weight-complex="normal"/>
    </style:style>
    <style:style style:name="T15" style:family="text">
      <style:text-properties fo:font-style="normal" fo:font-weight="normal" officeooo:rsid="002543db" style:font-style-asian="normal" style:font-weight-asian="normal" style:font-style-complex="normal" style:font-weight-complex="normal"/>
    </style:style>
    <style:style style:name="T16" style:family="text">
      <style:text-properties officeooo:rsid="002543db"/>
    </style:style>
    <style:style style:name="T17" style:family="text">
      <style:text-properties fo:color="#000000" fo:background-color="#ffffff" loext:char-shading-value="0"/>
    </style:style>
    <style:style style:name="T18" style:family="text">
      <style:text-properties style:font-name="Monospace" officeooo:rsid="002543db"/>
    </style:style>
    <style:style style:name="T19" style:family="text">
      <style:text-properties style:font-name="Monospace" officeooo:rsid="002639ae"/>
    </style:style>
    <style:style style:name="T20" style:family="text">
      <style:text-properties style:font-name="Monospace" officeooo:rsid="00275529"/>
    </style:style>
    <style:style style:name="T21" style:family="text">
      <style:text-properties style:font-name="Monospace" officeooo:rsid="0027a454"/>
    </style:style>
    <style:style style:name="T22" style:family="text">
      <style:text-properties officeooo:rsid="0027a45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Project Name: Device Backup Protocol (DBP)</text:p>
      <text:p text:style-name="P2"/>
      <text:p text:style-name="P3"><text:span text:style-name="T1">Project Idea: A software service that will allow for a device to be automatically “backed up” once it is connected to a network where it is able to find a server that is able to service the backup request.</text:span></text:p>
      <text:p text:style-name="P2"/>
      <text:p text:style-name="P2">Project Key Stakeholders: Me (Arshdeep Singh). </text:p>
      <text:p text:style-name="P2">For this project, since this is an open source initiative all of the responsibilites (at least for now) will be handled by Me (Arshdeep Singh). </text:p>
      <text:p text:style-name="P2"/>
      <text:p text:style-name="P2">Project Scope: </text:p>
      <text:p text:style-name="P2">What is the problem? </text:p>
      <text:p text:style-name="P2">The problem is the unavailability of an easy over the network backup protocol for Android devices (<text:span text:style-name="T2">atleast I did not like any)</text:span>.</text:p>
      <text:p text:style-name="P2"/>
      <text:p text:style-name="P4">How do we know that we are successful, and we have acheived a goal. </text:p>
      <text:p text:style-name="P4">For now the actual “goal” is to have both the client and server able to interact with each other properly and where both the client and server are able to communicate properly.</text:p>
      <text:p text:style-name="P2"/>
      <text:p text:style-name="P5">WE MUST TRY TO USE PLAIN LANGUAGE TO MAKE SURE THE DOCUMENT IS EASY TO READ. </text:p>
      <text:p text:style-name="P5"/>
      <text:p text:style-name="P6">What needs to be achieved?</text:p>
      <text:p text:style-name="P6">At a very minimum the client must be able to upload a file “X” <text:span text:style-name="T4">in a folder “Y” </text:span>and then at a later time download the same file “<text:span text:style-name="T4">Y/</text:span>X”. </text:p>
      <text:p text:style-name="P7">Additionally it would be good if the server is able to provide the directory listing given a particular directory path, e.g. all folders under “tmp/folder/sub-folder/”.</text:p>
      <text:p text:style-name="P7">On the client end you will have to manually add files that you want to be tracked, and when ever a file is updated, it will be uploaded to the server where it will only store the very latest copy of the file and it must do so reliably.</text:p>
      <text:p text:style-name="P8"><text:span text:style-name="T3">The client should also be able to send “notifications” to the server, which must be shown on the server as a visible “popup” that will alert the server of any such notification. This will be of use when the client wants to alert for a Message (SMS/MMS) or a Call. </text:span></text:p>
      <text:p text:style-name="P7"/>
      <text:p text:style-name="P7">How this <text:span text:style-name="T7">can be</text:span> on the server side?</text:p>
      <text:p text:style-name="P9">The way we will be implementing this on the server side is described below:</text:p>
      <text:p text:style-name="P10">(<text:span text:style-name="T10">We will not be discussing exact protocol details here, please refer to the project source)</text:span></text:p>
      <text:p text:style-name="P9"/>
      <text:p text:style-name="P11">First we receive a <text:span text:style-name="T11">request from the client, where the client must tell us the action.</text:span></text:p>
      <text:p text:style-name="P12">After we receive such request, it can either be a file upload, a file download or a notification. <text:span text:style-name="T5">(Not all actions covered here)</text:span></text:p>
      <text:p text:style-name="P13">If it is a file upload, we setup our environment and create all the folders required and upload the data to a temporary file, after the data is uploaded we just rename this file to the correct file. Along with this we also create a file with SHA1 <text:soft-page-break/>checksum for every 1 MB of this file. We move this checksum file to the correct folder as well. </text:p>
      <text:p text:style-name="P16"><text:span text:style-name="T12">If is a file download, we check if any such file exists. By default we will only send the client the SHA1 checksum of this file and not the actual file. Client must explicitily ask for the file. </text:span><text:span text:style-name="T13">We will send the SHA1 in one single response and will not ask for the client to “</text:span><text:span text:style-name="T8">accept</text:span><text:span text:style-name="T13">” the response. </text:span><text:span text:style-name="T12">We </text:span><text:span text:style-name="T6">will</text:span><text:span text:style-name="T12"> wait for the client to </text:span><text:span text:style-name="T14">accept</text:span><text:span text:style-name="T12"> the </text:span><text:span text:style-name="T9">file</text:span><text:span text:style-name="T12"> before a file upload will be started. After this it is client’s reponsiblity to handle the upload. </text:span></text:p>
      <text:p text:style-name="P13">In case of a notification, we will be discarding all the data uploaded by the client once an alert has been shown to the server. In case of notification, size of the data is limited to only 1MB and we only accept raw ascii. </text:p>
      <text:p text:style-name="P13"/>
      <text:p text:style-name="P14">ANY INFORMATION THAT FOLLOWS IS INTENDED TO BE TECHNICAL</text:p>
      <text:p text:style-name="P14"/>
      <text:p text:style-name="P15">How does the client and server connect, and what are the platforms targets. </text:p>
      <text:p text:style-name="P15">For our client, the platform that we are targeting is Android (AOSP) version 4.4 or later. </text:p>
      <text:p text:style-name="P17"><text:span text:style-name="T15">For the server, the platform we are targeting is Posix 1996 compliant Linux version </text:span><text:span text:style-name="T17">5.6.7 </text:span><text:span text:style-name="T16">with dependencies for openssl and mysql installation running on port 3306</text:span></text:p>
      <text:p text:style-name="P17"/>
      <text:p text:style-name="P17"><text:span text:style-name="T16">Connection:</text:span></text:p>
      <text:p text:style-name="P17"><text:span text:style-name="T16">First step in the protocol is the connection itself, both the client and the server must be able to “connect” to communicate. </text:span></text:p>
      <text:p text:style-name="P18"><text:span text:style-name="T20">We will try to use </text:span><text:span text:style-name="T21">TLS.</text:span><text:span text:style-name="T20"> </text:span></text:p>
      <text:p text:style-name="P1"><text:span text:style-name="T18">On the server end, the c</text:span><text:span text:style-name="T19">onnection</text:span><text:span text:style-name="T18"> is stateless which means it does not keep a record of the last performed transaction.</text:span></text:p>
      <text:p text:style-name="P17"><text:span text:style-name="T16">You must authenticate yourself on each transaction with the correct name and password (required). </text:span></text:p>
      <text:p text:style-name="P17"><text:span text:style-name="T16">All the files on the server will be encrypted as such with this password with hash for the unencrypted file stored without any salt. </text:span></text:p>
      <text:p text:style-name="P17"/>
      <text:p text:style-name="P17"><text:line-break/><text:line-break/></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monospace" svg:font-family="monospace"/>
    <style:font-face style:name="Noto Sans Devanagari1" svg:font-family="'Noto Sans Devanagari'" style:font-family-generic="swiss"/>
    <style:font-face style:name="Monospace" svg:font-family="Monospace"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Noto Sans Devanagari" svg:font-family="'Noto Sans Devanagar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style:rfc-language-tag="iu-Latn-CA" fo:language="iu" fo:script="Latn" fo:country="CA" style:letter-kerning="true" style:font-name-asian="DejaVu Sans" style:font-size-asian="10.5pt" style:language-asian="zh" style:country-asian="CN" style:font-name-complex="Noto Sans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style:rfc-language-tag="iu-Latn-CA" fo:language="iu" fo:script="Latn" fo:country="CA" style:letter-kerning="true" style:font-name-asian="DejaVu Sans" style:font-size-asian="10.5pt" style:language-asian="zh" style:country-asian="CN" style:font-name-complex="Noto Sans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Noto Sans Devanagari"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Noto Sans Devanagari1" style:font-family-complex="'Noto Sans Devanagari'"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Noto Sans Devanagari1"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1" style:font-family-complex="'Noto Sans Devanagari'"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20-05-05T02:35:07.323651253</meta:creation-date>
    <dc:date>2020-05-05T03:33:39.872160650</dc:date>
    <meta:editing-duration>PT48M4S</meta:editing-duration>
    <meta:editing-cycles>20</meta:editing-cycles>
    <meta:generator>LibreOffice/6.3.5.2$Linux_X86_64 LibreOffice_project/30$Build-2</meta:generator>
    <meta:document-statistic meta:table-count="0" meta:image-count="0" meta:object-count="0" meta:page-count="2" meta:paragraph-count="34" meta:word-count="748" meta:character-count="4073" meta:non-whitespace-character-count="3339"/>
  </office:meta>
</office:document-meta>
</file>